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3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dolph Eichholz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4, 1897</text:p>
      <text:p text:style-name="P5">Month<text:tab/><text:tab/><text:tab/><text:tab/><text:tab/><text:tab/>September</text:p>
      <text:p text:style-name="P5">Year<text:tab/><text:tab/><text:tab/><text:tab/><text:tab/><text:tab/>1897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2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[Picture of the National Farm School]<text:tab/><text:tab/><text:tab/><text:tab/><text:tab/>The National Farm School,/</text:p>
      <text:p text:style-name="P3">DOYLESTOWN, PA./</text:p>
      <text:p text:style-name="P3"><text:span text:style-name="T2">PRESIDENT'S OFFICE:</text:span>/</text:p>
      <text:p text:style-name="P3"><text:span text:style-name="T2">124 E. Upsal St., Germantown, Philadelphia.</text:span>/</text:p>
      <text:p text:style-name="P3">120 So. Sixth St., Phila/</text:p>
      <text:p text:style-name="P3">September 14th, 1897./</text:p>
      <text:p text:style-name="P2">Rev. Dr. Sabato Morais,/</text:p>
      <text:p text:style-name="P2"><text:tab/>546 N. 5th. St.,/</text:p>
      <text:p text:style-name="P2"><text:tab/><text:tab/>Phila./</text:p>
      <text:p text:style-name="P2">My dear Sir:-/</text:p>
      <text:p text:style-name="P2"><text:tab/>It is the intention of the Trustees of the National Farm/ School to have the Jewish pupils attend Services in a body at the/ different synagogues on Rosh Hashona and Yom Kippur, provided suit-/able arrangements can be made for doing so. <text:s/>There will probably/ be about 10 boys. <text:s/>Possibly one or two <text:soft-page-break/>more./</text:p>
      <text:p text:style-name="P2"><text:tab/>I write to you for the purpose of ascertaining,--/</text:p>
      <text:p text:style-name="P2"><text:tab/>I. Whether the Board of your Congregation would be willing to/ reserve seats in the Synagogue for these boys for Monday morning,/ September 27th, in order that they may sit together at the servi-/ces at your synagogue that morning?/</text:p>
      <text:p text:style-name="P2"><text:tab/>2. Whether you and the President of your Congregation will be/ willing to arrange to house and take care of one of these boys from/ Sunday afternoon the 26th. inst. until either Monday evening the/ 27th. or Tuesday morning the 28th. inst. (the exact time not yet/ determined), and again from Tuesday afternoon October 5th. until/ Wednesday evening October 6th. or Thursday morning October 7th./ (the exact time not yet determined)?/</text:p>
      <text:p text:style-name="P2"><text:tab/>3. Whether you will arrange to have appointed, a Committee of/ five or six young men of your congregation (say 15 to 20 years of age)/ who will act as guides to these pupils on the morning of the 27th./ inst. from the respective houses at which they may be quartered to/</text:p>
      <text:p text:style-name="P2"/>
      <text:p text:style-name="P2">[Page 2]</text:p>
      <text:p text:style-name="P3">September 14th, 1897./</text:p>
      <text:p text:style-name="P2"><text:tab/>Rev. Dr. S. M., page 2./</text:p>
      <text:p text:style-name="P2">your synagogue, and after the services from the Synagogue back again/ to the respective quarters?/</text:p>
      <text:p text:style-name="P2"><text:tab/>I trust that I have made our plan clear to you, and in as much/ as there is but little time in which to perfect the arrangement for pro-/viding quarters for the pupils and for their attendance at the various/ synagogues, will you kindly favor me with an early reply./ <text:s/>Yours truly,/ Adolph Eichholz/ Corr. Sec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4:47:24.63</meta:creation-date>
    <meta:document-statistic meta:table-count="0" meta:image-count="0" meta:object-count="0" meta:page-count="3" meta:paragraph-count="81" meta:word-count="514" meta:character-count="3307"/>
    <dc:date>2012-01-11T15:02:41.67</dc:date>
    <dc:creator>Penn Libraries</dc:creator>
    <meta:editing-duration>PT00H15M17S</meta:editing-duration>
    <meta:editing-cycles>1</meta:editing-cycles>
    <meta:generator>OpenOffice.org/3.2$Win32 OpenOffice.org_project/320m12$Build-9483</meta:generator>
  </office:meta>
</office:document-meta>
</file>